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RSAYA MONTENEGRO, ROXANA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>PONEDORAS S.A.C.</text:span></text:p>
            <text:p text:style-name="P7">Lin.Genet(Ped.2):<text:span text:style-name="T4">FR. ROJ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PONEDORAS S.A.C.</text:span></text:p>
            <text:p text:style-name="P7">Lin.Genet(Ped.3):<text:span text:style-name="T4">GALLINAS ROJAS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1:20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